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ooth Stratification" table:style-name="ta1">
        <table:shapes>
          <draw:frame draw:z-index="0" draw:style-name="gr1" draw:text-style-name="P1" svg:width="902.75pt" svg:height="525.54pt" svg:x="487.22pt" svg:y="64.01pt">
            <draw:object draw:notify-on-update-of-ranges="'Smooth Stratification'.F1:'Smooth Stratification'.F11 'Smooth Stratification'.E12:'Smooth Stratification'.E12 'Smooth Stratification'.E1:'Smooth Stratification'.E11 'Smooth Stratification'.F1:'Smooth Stratification'.F11 'Smooth Stratification'.D12:'Smooth Stratification'.D12 'Smooth Stratification'.D1:'Smooth Stratification'.D11 'Smooth Stratification'.F1:'Smooth Stratification'.F11 'Smooth Stratification'.C12:'Smooth Stratification'.C12 'Smooth Stratification'.C1:'Smooth Stratification'.C11 'Smooth Stratification'.F1:'Smooth Stratification'.F11 'Smooth Stratification'.A12:'Smooth Stratification'.A12 'Smooth Stratification'.A1:'Smooth Stratification'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0.000043237" calcext:value-type="float">
            <text:p>4.32E-05</text:p>
          </table:table-cell>
          <table:table-cell office:value-type="float" office:value="0.0015058" calcext:value-type="float">
            <text:p>1.51E-03</text:p>
          </table:table-cell>
          <table:table-cell office:value-type="float" office:value="0.0000000053328" calcext:value-type="float">
            <text:p>5.33E-09</text:p>
          </table:table-cell>
          <table:table-cell office:value-type="float" office:value="0.000000017011" calcext:value-type="float">
            <text:p>1.70E-08</text:p>
          </table:table-cell>
          <table:table-cell office:value-type="float" office:value="0.0015064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93715" calcext:value-type="float">
            <text:p>9.37E-06</text:p>
          </table:table-cell>
          <table:table-cell office:value-type="float" office:value="0.00045933" calcext:value-type="float">
            <text:p>4.59E-04</text:p>
          </table:table-cell>
          <table:table-cell office:value-type="float" office:value="0.00000000051967" calcext:value-type="float">
            <text:p>5.20E-10</text:p>
          </table:table-cell>
          <table:table-cell office:value-type="float" office:value="0.0000000021182" calcext:value-type="float">
            <text:p>2.12E-09</text:p>
          </table:table-cell>
          <table:table-cell office:value-type="float" office:value="0.00045943" calcext:value-type="float">
            <text:p>4.59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7878" calcext:value-type="float">
            <text:p>1.79E-06</text:p>
          </table:table-cell>
          <table:table-cell office:value-type="float" office:value="0.000080303" calcext:value-type="float">
            <text:p>8.03E-05</text:p>
          </table:table-cell>
          <table:table-cell office:value-type="float" office:value="0.000000000019" calcext:value-type="float">
            <text:p>1.90E-11</text:p>
          </table:table-cell>
          <table:table-cell office:value-type="float" office:value="0.000000000092922" calcext:value-type="float">
            <text:p>9.29E-11</text:p>
          </table:table-cell>
          <table:table-cell office:value-type="float" office:value="0.000080323" calcext:value-type="float">
            <text:p>8.03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24407" calcext:value-type="float">
            <text:p>2.44E-07</text:p>
          </table:table-cell>
          <table:table-cell office:value-type="float" office:value="0.000009999" calcext:value-type="float">
            <text:p>1.00E-05</text:p>
          </table:table-cell>
          <table:table-cell office:value-type="float" office:value="0.00000000000032334" calcext:value-type="float">
            <text:p>3.23E-13</text:p>
          </table:table-cell>
          <table:table-cell office:value-type="float" office:value="0.000000000001798" calcext:value-type="float">
            <text:p>1.80E-12</text:p>
          </table:table-cell>
          <table:table-cell office:value-type="float" office:value="0.000010002" calcext:value-type="float">
            <text:p>1.00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26391" calcext:value-type="float">
            <text:p>2.64E-08</text:p>
          </table:table-cell>
          <table:table-cell office:value-type="float" office:value="0.00000099682" calcext:value-type="float">
            <text:p>9.97E-07</text:p>
          </table:table-cell>
          <table:table-cell office:value-type="float" office:value="3.1979E-015" calcext:value-type="float">
            <text:p>3.20E-15</text:p>
          </table:table-cell>
          <table:table-cell office:value-type="float" office:value="0.000000000000019791" calcext:value-type="float">
            <text:p>1.98E-14</text:p>
          </table:table-cell>
          <table:table-cell office:value-type="float" office:value="0.00000099717" calcext:value-type="float">
            <text:p>9.97E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2273" calcext:value-type="float">
            <text:p>2.27E-09</text:p>
          </table:table-cell>
          <table:table-cell office:value-type="float" office:value="0.000000083028" calcext:value-type="float">
            <text:p>8.30E-08</text:p>
          </table:table-cell>
          <table:table-cell office:value-type="float" office:value="2.189E-017" calcext:value-type="float">
            <text:p>2.19E-17</text:p>
          </table:table-cell>
          <table:table-cell office:value-type="float" office:value="1.4208E-016" calcext:value-type="float">
            <text:p>1.42E-16</text:p>
          </table:table-cell>
          <table:table-cell office:value-type="float" office:value="0.000000083059" calcext:value-type="float">
            <text:p>8.31E-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16308" calcext:value-type="float">
            <text:p>1.63E-10</text:p>
          </table:table-cell>
          <table:table-cell office:value-type="float" office:value="0.0000000059783" calcext:value-type="float">
            <text:p>5.98E-09</text:p>
          </table:table-cell>
          <table:table-cell office:value-type="float" office:value="9.5989E-018" calcext:value-type="float">
            <text:p>9.60E-18</text:p>
          </table:table-cell>
          <table:table-cell office:value-type="float" office:value="7.1873E-019" calcext:value-type="float">
            <text:p>7.19E-19</text:p>
          </table:table-cell>
          <table:table-cell office:value-type="float" office:value="0.0000000059806" calcext:value-type="float">
            <text:p>5.98E-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99432" calcext:value-type="float">
            <text:p>9.94E-12</text:p>
          </table:table-cell>
          <table:table-cell office:value-type="float" office:value="0.00000000038139" calcext:value-type="float">
            <text:p>3.81E-10</text:p>
          </table:table-cell>
          <table:table-cell office:value-type="float" office:value="7.2633E-018" calcext:value-type="float">
            <text:p>7.26E-18</text:p>
          </table:table-cell>
          <table:table-cell office:value-type="float" office:value="2.2974E-020" calcext:value-type="float">
            <text:p>2.30E-20</text:p>
          </table:table-cell>
          <table:table-cell office:value-type="float" office:value="0.00000000038152" calcext:value-type="float">
            <text:p>3.82E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52317" calcext:value-type="float">
            <text:p>5.23E-13</text:p>
          </table:table-cell>
          <table:table-cell office:value-type="float" office:value="0.000000000021851" calcext:value-type="float">
            <text:p>2.19E-11</text:p>
          </table:table-cell>
          <table:table-cell office:value-type="float" office:value="5.7724E-018" calcext:value-type="float">
            <text:p>5.77E-18</text:p>
          </table:table-cell>
          <table:table-cell office:value-type="float" office:value="2.3284E-020" calcext:value-type="float">
            <text:p>2.33E-20</text:p>
          </table:table-cell>
          <table:table-cell office:value-type="float" office:value="0.000000000021857" calcext:value-type="float">
            <text:p>2.19E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024988" calcext:value-type="float">
            <text:p>2.50E-14</text:p>
          </table:table-cell>
          <table:table-cell office:value-type="float" office:value="0.000000000001142" calcext:value-type="float">
            <text:p>1.14E-12</text:p>
          </table:table-cell>
          <table:table-cell office:value-type="float" office:value="6.8259E-018" calcext:value-type="float">
            <text:p>6.83E-18</text:p>
          </table:table-cell>
          <table:table-cell office:value-type="float" office:value="2.3002E-020" calcext:value-type="float">
            <text:p>2.30E-20</text:p>
          </table:table-cell>
          <table:table-cell office:value-type="float" office:value="0.0000000000011423" calcext:value-type="float">
            <text:p>1.14E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1537E-015" calcext:value-type="float">
            <text:p>3.15E-15</text:p>
          </table:table-cell>
          <table:table-cell office:value-type="float" office:value="0.000000000000096828" calcext:value-type="float">
            <text:p>9.68E-14</text:p>
          </table:table-cell>
          <table:table-cell office:value-type="float" office:value="7.2021E-018" calcext:value-type="float">
            <text:p>7.20E-18</text:p>
          </table:table-cell>
          <table:table-cell office:value-type="float" office:value="2.2902E-020" calcext:value-type="float">
            <text:p>2.29E-20</text:p>
          </table:table-cell>
          <table:table-cell office:value-type="float" office:value="0.00000000000009688" calcext:value-type="float">
            <text:p>9.69E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 table:number-rows-repeated="12">
          <table:table-cell table:number-columns-repeated="5"/>
          <table:table-cell table:style-name="ce2"/>
        </table:table-row>
        <table:table-row table:style-name="ro1">
          <table:table-cell table:number-columns-repeated="5"/>
          <table:table-cell table:style-name="ce1"/>
        </table:table-row>
      </table:table>
      <table:table table:name="Discrete Stratification" table:style-name="ta1">
        <table:shapes>
          <draw:frame draw:z-index="0" draw:style-name="gr1" draw:text-style-name="P1" svg:width="903.17pt" svg:height="525.54pt" svg:x="552.05pt" svg:y="64.01pt">
            <draw:object draw:notify-on-update-of-ranges="'Discrete Stratification'.G1:'Discrete Stratification'.G11 'Discrete Stratification'.F12:'Discrete Stratification'.F12 'Discrete Stratification'.F1:'Discrete Stratification'.F11 'Discrete Stratification'.G1:'Discrete Stratification'.G11 'Discrete Stratification'.D12:'Discrete Stratification'.D12 'Discrete Stratification'.D1:'Discrete Stratification'.D11 'Discrete Stratification'.G1:'Discrete Stratification'.G11 'Discrete Stratification'.E12:'Discrete Stratification'.E12 'Discrete Stratification'.E1:'Discrete Stratification'.E11 'Discrete Stratification'.G1:'Discrete Stratification'.G11 'Discrete Stratification'.A12:'Discrete Stratification'.A12 'Discrete Stratification'.A1:'Discrete Stratification'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float" office:value="0.000051085" calcext:value-type="float">
            <text:p>5.11E-05</text:p>
          </table:table-cell>
          <table:table-cell office:value-type="float" office:value="0.000047423" calcext:value-type="float">
            <text:p>4.74E-05</text:p>
          </table:table-cell>
          <table:table-cell office:value-type="float" office:value="0.0015092" calcext:value-type="float">
            <text:p>1.51E-03</text:p>
          </table:table-cell>
          <table:table-cell office:value-type="float" office:value="0.0000000069378" calcext:value-type="float">
            <text:p>6.94E-09</text:p>
          </table:table-cell>
          <table:table-cell office:value-type="float" office:value="0.000000018684" calcext:value-type="float">
            <text:p>1.87E-08</text:p>
          </table:table-cell>
          <table:table-cell office:value-type="float" office:value="0.0015099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3021" calcext:value-type="float">
            <text:p>6.30E-06</text:p>
          </table:table-cell>
          <table:table-cell office:value-type="float" office:value="0.0000067575" calcext:value-type="float">
            <text:p>6.76E-06</text:p>
          </table:table-cell>
          <table:table-cell office:value-type="float" office:value="0.00046496" calcext:value-type="float">
            <text:p>4.65E-04</text:p>
          </table:table-cell>
          <table:table-cell office:value-type="float" office:value="0.00000000074787" calcext:value-type="float">
            <text:p>7.48E-10</text:p>
          </table:table-cell>
          <table:table-cell office:value-type="float" office:value="0.0000000028661" calcext:value-type="float">
            <text:p>2.87E-09</text:p>
          </table:table-cell>
          <table:table-cell office:value-type="float" office:value="0.00046501" calcext:value-type="float">
            <text:p>4.65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87088" calcext:value-type="float">
            <text:p>8.71E-07</text:p>
          </table:table-cell>
          <table:table-cell office:value-type="float" office:value="0.0000011485" calcext:value-type="float">
            <text:p>1.15E-06</text:p>
          </table:table-cell>
          <table:table-cell office:value-type="float" office:value="0.000080415" calcext:value-type="float">
            <text:p>8.04E-05</text:p>
          </table:table-cell>
          <table:table-cell office:value-type="float" office:value="0.000000000026263" calcext:value-type="float">
            <text:p>2.63E-11</text:p>
          </table:table-cell>
          <table:table-cell office:value-type="float" office:value="0.00000000011908" calcext:value-type="float">
            <text:p>1.19E-10</text:p>
          </table:table-cell>
          <table:table-cell office:value-type="float" office:value="0.000080423" calcext:value-type="float">
            <text:p>8.04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2699" calcext:value-type="float">
            <text:p>1.27E-07</text:p>
          </table:table-cell>
          <table:table-cell office:value-type="float" office:value="0.00000015729" calcext:value-type="float">
            <text:p>1.57E-07</text:p>
          </table:table-cell>
          <table:table-cell office:value-type="float" office:value="0.000009856" calcext:value-type="float">
            <text:p>9.86E-06</text:p>
          </table:table-cell>
          <table:table-cell office:value-type="float" office:value="0.00000000000041115" calcext:value-type="float">
            <text:p>4.11E-13</text:p>
          </table:table-cell>
          <table:table-cell office:value-type="float" office:value="0.0000000000021794" calcext:value-type="float">
            <text:p>2.18E-12</text:p>
          </table:table-cell>
          <table:table-cell office:value-type="float" office:value="0.0000098573" calcext:value-type="float">
            <text:p>9.86E-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15551" calcext:value-type="float">
            <text:p>1.56E-08</text:p>
          </table:table-cell>
          <table:table-cell office:value-type="float" office:value="0.000000018611" calcext:value-type="float">
            <text:p>1.86E-08</text:p>
          </table:table-cell>
          <table:table-cell office:value-type="float" office:value="0.00000096286" calcext:value-type="float">
            <text:p>9.63E-07</text:p>
          </table:table-cell>
          <table:table-cell office:value-type="float" office:value="3.895E-015" calcext:value-type="float">
            <text:p>3.90E-15</text:p>
          </table:table-cell>
          <table:table-cell office:value-type="float" office:value="0.000000000000022988" calcext:value-type="float">
            <text:p>2.30E-14</text:p>
          </table:table-cell>
          <table:table-cell office:value-type="float" office:value="0.00000096304" calcext:value-type="float">
            <text:p>9.63E-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359" calcext:value-type="float">
            <text:p>1.36E-09</text:p>
          </table:table-cell>
          <table:table-cell office:value-type="float" office:value="0.0000000016702" calcext:value-type="float">
            <text:p>1.67E-09</text:p>
          </table:table-cell>
          <table:table-cell office:value-type="float" office:value="0.000000078174" calcext:value-type="float">
            <text:p>7.82E-08</text:p>
          </table:table-cell>
          <table:table-cell office:value-type="float" office:value="2.6E-017" calcext:value-type="float">
            <text:p>2.60E-17</text:p>
          </table:table-cell>
          <table:table-cell office:value-type="float" office:value="1.5922E-016" calcext:value-type="float">
            <text:p>1.59E-16</text:p>
          </table:table-cell>
          <table:table-cell office:value-type="float" office:value="0.000000078192" calcext:value-type="float">
            <text:p>7.82E-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88754" calcext:value-type="float">
            <text:p>8.88E-11</text:p>
          </table:table-cell>
          <table:table-cell office:value-type="float" office:value="0.0000000001318" calcext:value-type="float">
            <text:p>1.32E-10</text:p>
          </table:table-cell>
          <table:table-cell office:value-type="float" office:value="0.0000000054773" calcext:value-type="float">
            <text:p>5.48E-09</text:p>
          </table:table-cell>
          <table:table-cell office:value-type="float" office:value="1.1028E-017" calcext:value-type="float">
            <text:p>1.10E-17</text:p>
          </table:table-cell>
          <table:table-cell office:value-type="float" office:value="7.821E-019" calcext:value-type="float">
            <text:p>7.82E-19</text:p>
          </table:table-cell>
          <table:table-cell office:value-type="float" office:value="0.0000000054788" calcext:value-type="float">
            <text:p>5.48E-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30034" calcext:value-type="float">
            <text:p>3.00E-12</text:p>
          </table:table-cell>
          <table:table-cell office:value-type="float" office:value="0.000000000009046" calcext:value-type="float">
            <text:p>9.05E-12</text:p>
          </table:table-cell>
          <table:table-cell office:value-type="float" office:value="0.00000000034001" calcext:value-type="float">
            <text:p>3.40E-10</text:p>
          </table:table-cell>
          <table:table-cell office:value-type="float" office:value="6.1659E-018" calcext:value-type="float">
            <text:p>6.17E-18</text:p>
          </table:table-cell>
          <table:table-cell office:value-type="float" office:value="2.5026E-020" calcext:value-type="float">
            <text:p>2.50E-20</text:p>
          </table:table-cell>
          <table:table-cell office:value-type="float" office:value="0.00000000034013" calcext:value-type="float">
            <text:p>3.40E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63776" calcext:value-type="float">
            <text:p>6.38E-13</text:p>
          </table:table-cell>
          <table:table-cell office:value-type="float" office:value="0.0000000000005231" calcext:value-type="float">
            <text:p>5.23E-13</text:p>
          </table:table-cell>
          <table:table-cell office:value-type="float" office:value="0.000000000018957" calcext:value-type="float">
            <text:p>1.90E-11</text:p>
          </table:table-cell>
          <table:table-cell office:value-type="float" office:value="5.6876E-018" calcext:value-type="float">
            <text:p>5.69E-18</text:p>
          </table:table-cell>
          <table:table-cell office:value-type="float" office:value="2.578E-020" calcext:value-type="float">
            <text:p>2.58E-20</text:p>
          </table:table-cell>
          <table:table-cell office:value-type="float" office:value="0.000000000018965" calcext:value-type="float">
            <text:p>1.90E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3341" calcext:value-type="float">
            <text:p>1.33E-13</text:p>
          </table:table-cell>
          <table:table-cell office:value-type="float" office:value="0.000000000000026989" calcext:value-type="float">
            <text:p>2.70E-14</text:p>
          </table:table-cell>
          <table:table-cell office:value-type="float" office:value="0.00000000000096187" calcext:value-type="float">
            <text:p>9.62E-13</text:p>
          </table:table-cell>
          <table:table-cell office:value-type="float" office:value="5.1699E-018" calcext:value-type="float">
            <text:p>5.17E-18</text:p>
          </table:table-cell>
          <table:table-cell office:value-type="float" office:value="2.6063E-020" calcext:value-type="float">
            <text:p>2.61E-20</text:p>
          </table:table-cell>
          <table:table-cell office:value-type="float" office:value="0.00000000000096225" calcext:value-type="float">
            <text:p>9.62E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1362" calcext:value-type="float">
            <text:p>2.14E-14</text:p>
          </table:table-cell>
          <table:table-cell office:value-type="float" office:value="5.0865E-015" calcext:value-type="float">
            <text:p>5.09E-15</text:p>
          </table:table-cell>
          <table:table-cell office:value-type="float" office:value="0.00000000000009355" calcext:value-type="float">
            <text:p>9.36E-14</text:p>
          </table:table-cell>
          <table:table-cell office:value-type="float" office:value="5.9159E-018" calcext:value-type="float">
            <text:p>5.92E-18</text:p>
          </table:table-cell>
          <table:table-cell office:value-type="float" office:value="2.5394E-020" calcext:value-type="float">
            <text:p>2.54E-20</text:p>
          </table:table-cell>
          <table:table-cell office:value-type="float" office:value="0.000000000000093689" calcext:value-type="float">
            <text:p>9.37E-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table table:name="Smooth Stratification Natural PGF-Z" table:style-name="ta1">
        <table:shapes>
          <draw:frame draw:z-index="0" draw:style-name="gr1" draw:text-style-name="P1" svg:width="959.24pt" svg:height="525.54pt" svg:x="450.82pt" svg:y="199.53pt">
            <draw:object draw:notify-on-update-of-ranges="'Smooth Stratification Natural PGF-Z'.F1:'Smooth Stratification Natural PGF-Z'.F12 'Smooth Stratification Natural PGF-Z'.E14:'Smooth Stratification Natural PGF-Z'.E14 'Smooth Stratification Natural PGF-Z'.E1:'Smooth Stratification Natural PGF-Z'.E12 'Smooth Stratification Natural PGF-Z'.F1:'Smooth Stratification Natural PGF-Z'.F12 'Smooth Stratification Natural PGF-Z'.D14:'Smooth Stratification Natural PGF-Z'.D14 'Smooth Stratification Natural PGF-Z'.D1:'Smooth Stratification Natural PGF-Z'.D12 'Smooth Stratification Natural PGF-Z'.F1:'Smooth Stratification Natural PGF-Z'.F12 'Smooth Stratification Natural PGF-Z'.C14:'Smooth Stratification Natural PGF-Z'.C14 'Smooth Stratification Natural PGF-Z'.C1:'Smooth Stratification Natural PGF-Z'.C12 'Smooth Stratification Natural PGF-Z'.F1:'Smooth Stratification Natural PGF-Z'.F12 'Smooth Stratification Natural PGF-Z'.A14:'Smooth Stratification Natural PGF-Z'.A14 'Smooth Stratification Natural PGF-Z'.A1:'Smooth Stratification Natural PGF-Z'.A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Default"/>
        <table:table-row table:style-name="ro1">
          <table:table-cell office:value-type="float" office:value="0.000033945" calcext:value-type="float">
            <text:p>3.39E-05</text:p>
          </table:table-cell>
          <table:table-cell office:value-type="float" office:value="0.0015058" calcext:value-type="float">
            <text:p>1.51E-03</text:p>
          </table:table-cell>
          <table:table-cell office:value-type="float" office:value="0.0000000048701" calcext:value-type="float">
            <text:p>4.87E-09</text:p>
          </table:table-cell>
          <table:table-cell office:value-type="float" office:value="0.000000017005" calcext:value-type="float">
            <text:p>1.70E-08</text:p>
          </table:table-cell>
          <table:table-cell office:value-type="float" office:value="0.0015062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4573" calcext:value-type="float">
            <text:p>4.57E-06</text:p>
          </table:table-cell>
          <table:table-cell office:value-type="float" office:value="0.00045995" calcext:value-type="float">
            <text:p>4.60E-04</text:p>
          </table:table-cell>
          <table:table-cell office:value-type="float" office:value="0.00000000051891" calcext:value-type="float">
            <text:p>5.19E-10</text:p>
          </table:table-cell>
          <table:table-cell office:value-type="float" office:value="0.0000000021162" calcext:value-type="float">
            <text:p>2.12E-09</text:p>
          </table:table-cell>
          <table:table-cell office:value-type="float" office:value="0.00045997" calcext:value-type="float">
            <text:p>4.60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67287" calcext:value-type="float">
            <text:p>6.73E-07</text:p>
          </table:table-cell>
          <table:table-cell office:value-type="float" office:value="0.000081413" calcext:value-type="float">
            <text:p>8.14E-05</text:p>
          </table:table-cell>
          <table:table-cell office:value-type="float" office:value="0.000000000018977" calcext:value-type="float">
            <text:p>1.90E-11</text:p>
          </table:table-cell>
          <table:table-cell office:value-type="float" office:value="0.000000000092892" calcext:value-type="float">
            <text:p>9.29E-11</text:p>
          </table:table-cell>
          <table:table-cell office:value-type="float" office:value="0.000081416" calcext:value-type="float">
            <text:p>8.14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7667" calcext:value-type="float">
            <text:p>1.77E-07</text:p>
          </table:table-cell>
          <table:table-cell office:value-type="float" office:value="0.000011468" calcext:value-type="float">
            <text:p>1.15E-05</text:p>
          </table:table-cell>
          <table:table-cell office:value-type="float" office:value="0.0000000000003232" calcext:value-type="float">
            <text:p>3.23E-13</text:p>
          </table:table-cell>
          <table:table-cell office:value-type="float" office:value="0.0000000000017987" calcext:value-type="float">
            <text:p>1.80E-12</text:p>
          </table:table-cell>
          <table:table-cell office:value-type="float" office:value="0.000011469" calcext:value-type="float">
            <text:p>1.1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59987" calcext:value-type="float">
            <text:p>6.00E-08</text:p>
          </table:table-cell>
          <table:table-cell office:value-type="float" office:value="0.0000022645" calcext:value-type="float">
            <text:p>2.26E-06</text:p>
          </table:table-cell>
          <table:table-cell office:value-type="float" office:value="3.4058E-015" calcext:value-type="float">
            <text:p>3.41E-15</text:p>
          </table:table-cell>
          <table:table-cell office:value-type="float" office:value="0.00000000000001984" calcext:value-type="float">
            <text:p>1.98E-14</text:p>
          </table:table-cell>
          <table:table-cell office:value-type="float" office:value="0.0000022653" calcext:value-type="float">
            <text:p>2.27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21208" calcext:value-type="float">
            <text:p>2.12E-08</text:p>
          </table:table-cell>
          <table:table-cell office:value-type="float" office:value="0.00000070067" calcext:value-type="float">
            <text:p>7.01E-07</text:p>
          </table:table-cell>
          <table:table-cell office:value-type="float" office:value="4.2082E-016" calcext:value-type="float">
            <text:p>4.21E-16</text:p>
          </table:table-cell>
          <table:table-cell office:value-type="float" office:value="1.4461E-016" calcext:value-type="float">
            <text:p>1.45E-16</text:p>
          </table:table-cell>
          <table:table-cell office:value-type="float" office:value="0.00000070099" calcext:value-type="float">
            <text:p>7.01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73061" calcext:value-type="float">
            <text:p>7.31E-09</text:p>
          </table:table-cell>
          <table:table-cell office:value-type="float" office:value="0.00000023375" calcext:value-type="float">
            <text:p>2.34E-07</text:p>
          </table:table-cell>
          <table:table-cell office:value-type="float" office:value="1.4304E-016" calcext:value-type="float">
            <text:p>1.43E-16</text:p>
          </table:table-cell>
          <table:table-cell office:value-type="float" office:value="8.862E-019" calcext:value-type="float">
            <text:p>8.86E-19</text:p>
          </table:table-cell>
          <table:table-cell office:value-type="float" office:value="0.00000023387" calcext:value-type="float">
            <text:p>2.34E-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24653" calcext:value-type="float">
            <text:p>2.47E-09</text:p>
          </table:table-cell>
          <table:table-cell office:value-type="float" office:value="0.000000078075" calcext:value-type="float">
            <text:p>7.81E-08</text:p>
          </table:table-cell>
          <table:table-cell office:value-type="float" office:value="4.8566E-017" calcext:value-type="float">
            <text:p>4.86E-17</text:p>
          </table:table-cell>
          <table:table-cell office:value-type="float" office:value="2.4427E-020" calcext:value-type="float">
            <text:p>2.44E-20</text:p>
          </table:table-cell>
          <table:table-cell office:value-type="float" office:value="0.000000078114" calcext:value-type="float">
            <text:p>7.81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82439" calcext:value-type="float">
            <text:p>8.24E-10</text:p>
          </table:table-cell>
          <table:table-cell office:value-type="float" office:value="0.000000026053" calcext:value-type="float">
            <text:p>2.61E-08</text:p>
          </table:table-cell>
          <table:table-cell office:value-type="float" office:value="1.8091E-017" calcext:value-type="float">
            <text:p>1.81E-17</text:p>
          </table:table-cell>
          <table:table-cell office:value-type="float" office:value="2.2701E-020" calcext:value-type="float">
            <text:p>2.27E-20</text:p>
          </table:table-cell>
          <table:table-cell office:value-type="float" office:value="0.000000026066" calcext:value-type="float">
            <text:p>2.61E-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27488" calcext:value-type="float">
            <text:p>2.75E-10</text:p>
          </table:table-cell>
          <table:table-cell office:value-type="float" office:value="0.0000000086913" calcext:value-type="float">
            <text:p>8.69E-09</text:p>
          </table:table-cell>
          <table:table-cell office:value-type="float" office:value="9.9628E-018" calcext:value-type="float">
            <text:p>9.96E-18</text:p>
          </table:table-cell>
          <table:table-cell office:value-type="float" office:value="2.2762E-020" calcext:value-type="float">
            <text:p>2.28E-20</text:p>
          </table:table-cell>
          <table:table-cell office:value-type="float" office:value="0.0000000086956" calcext:value-type="float">
            <text:p>8.70E-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91587" calcext:value-type="float">
            <text:p>9.16E-11</text:p>
          </table:table-cell>
          <table:table-cell office:value-type="float" office:value="0.0000000028993" calcext:value-type="float">
            <text:p>2.90E-09</text:p>
          </table:table-cell>
          <table:table-cell office:value-type="float" office:value="5.7125E-018" calcext:value-type="float">
            <text:p>5.71E-18</text:p>
          </table:table-cell>
          <table:table-cell office:value-type="float" office:value="2.2516E-020" calcext:value-type="float">
            <text:p>2.25E-20</text:p>
          </table:table-cell>
          <table:table-cell office:value-type="float" office:value="0.0000000029008" calcext:value-type="float">
            <text:p>2.90E-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000000003051" calcext:value-type="float">
            <text:p>3.05E-11</text:p>
          </table:table-cell>
          <table:table-cell office:value-type="float" office:value="0.00000000096717" calcext:value-type="float">
            <text:p>9.67E-10</text:p>
          </table:table-cell>
          <table:table-cell office:value-type="float" office:value="6.8188E-018" calcext:value-type="float">
            <text:p>6.82E-18</text:p>
          </table:table-cell>
          <table:table-cell office:value-type="float" office:value="2.3264E-020" calcext:value-type="float">
            <text:p>2.33E-20</text:p>
          </table:table-cell>
          <table:table-cell office:value-type="float" office:value="0.00000000096765" calcext:value-type="float">
            <text:p>9.68E-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0000000010163" calcext:value-type="float">
            <text:p>1.02E-11</text:p>
          </table:table-cell>
          <table:table-cell office:value-type="float" office:value="0.00000000032264" calcext:value-type="float">
            <text:p>3.23E-10</text:p>
          </table:table-cell>
          <table:table-cell office:value-type="float" office:value="5.7802E-018" calcext:value-type="float">
            <text:p>5.78E-18</text:p>
          </table:table-cell>
          <table:table-cell office:value-type="float" office:value="2.3374E-020" calcext:value-type="float">
            <text:p>2.34E-20</text:p>
          </table:table-cell>
          <table:table-cell office:value-type="float" office:value="0.0000000003228" calcext:value-type="float">
            <text:p>3.23E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table table:name="Smooth Stratification Natural PGF-Z Full adjustment" table:style-name="ta1">
        <table:shapes>
          <draw:frame draw:z-index="0" draw:style-name="gr1" draw:text-style-name="P1" svg:width="959.24pt" svg:height="525.54pt" svg:x="450.82pt" svg:y="199.53pt">
            <draw:object draw:notify-on-update-of-ranges="'Smooth Stratification Natural PGF-Z Full adjustment'.F1:'Smooth Stratification Natural PGF-Z Full adjustment'.F12 'Smooth Stratification Natural PGF-Z Full adjustment'.E14:'Smooth Stratification Natural PGF-Z Full adjustment'.E14 'Smooth Stratification Natural PGF-Z Full adjustment'.E1:'Smooth Stratification Natural PGF-Z Full adjustment'.E12 'Smooth Stratification Natural PGF-Z Full adjustment'.F1:'Smooth Stratification Natural PGF-Z Full adjustment'.F12 'Smooth Stratification Natural PGF-Z Full adjustment'.D14:'Smooth Stratification Natural PGF-Z Full adjustment'.D14 'Smooth Stratification Natural PGF-Z Full adjustment'.D1:'Smooth Stratification Natural PGF-Z Full adjustment'.D12 'Smooth Stratification Natural PGF-Z Full adjustment'.F1:'Smooth Stratification Natural PGF-Z Full adjustment'.F12 'Smooth Stratification Natural PGF-Z Full adjustment'.C14:'Smooth Stratification Natural PGF-Z Full adjustment'.C14 'Smooth Stratification Natural PGF-Z Full adjustment'.C1:'Smooth Stratification Natural PGF-Z Full adjustment'.C12 'Smooth Stratification Natural PGF-Z Full adjustment'.F1:'Smooth Stratification Natural PGF-Z Full adjustment'.F12 'Smooth Stratification Natural PGF-Z Full adjustment'.A14:'Smooth Stratification Natural PGF-Z Full adjustment'.A14 'Smooth Stratification Natural PGF-Z Full adjustment'.A1:'Smooth Stratification Natural PGF-Z Full adjustment'.A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Default"/>
        <table:table-row table:style-name="ro1">
          <table:table-cell office:value-type="float" office:value="0.000033945" calcext:value-type="float">
            <text:p>3.39E-05</text:p>
          </table:table-cell>
          <table:table-cell office:value-type="float" office:value="0.0016517" calcext:value-type="float">
            <text:p>1.65E-03</text:p>
          </table:table-cell>
          <table:table-cell office:value-type="float" office:value="0.0000000048701" calcext:value-type="float">
            <text:p>4.87E-09</text:p>
          </table:table-cell>
          <table:table-cell office:value-type="float" office:value="0.000000017005" calcext:value-type="float">
            <text:p>1.70E-08</text:p>
          </table:table-cell>
          <table:table-cell office:value-type="float" office:value="0.001652" calcext:value-type="float">
            <text:p>1.65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4641" calcext:value-type="float">
            <text:p>6.46E-06</text:p>
          </table:table-cell>
          <table:table-cell office:value-type="float" office:value="0.00074869" calcext:value-type="float">
            <text:p>7.49E-04</text:p>
          </table:table-cell>
          <table:table-cell office:value-type="float" office:value="0.00000000051887" calcext:value-type="float">
            <text:p>5.19E-10</text:p>
          </table:table-cell>
          <table:table-cell office:value-type="float" office:value="0.0000000021136" calcext:value-type="float">
            <text:p>2.11E-09</text:p>
          </table:table-cell>
          <table:table-cell office:value-type="float" office:value="0.00074872" calcext:value-type="float">
            <text:p>7.49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28462" calcext:value-type="float">
            <text:p>2.85E-06</text:p>
          </table:table-cell>
          <table:table-cell office:value-type="float" office:value="0.00028369" calcext:value-type="float">
            <text:p>2.84E-04</text:p>
          </table:table-cell>
          <table:table-cell office:value-type="float" office:value="0.000000000019014" calcext:value-type="float">
            <text:p>1.90E-11</text:p>
          </table:table-cell>
          <table:table-cell office:value-type="float" office:value="0.00000000009544" calcext:value-type="float">
            <text:p>9.54E-11</text:p>
          </table:table-cell>
          <table:table-cell office:value-type="float" office:value="0.0002837" calcext:value-type="float">
            <text:p>2.84E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10309" calcext:value-type="float">
            <text:p>1.03E-06</text:p>
          </table:table-cell>
          <table:table-cell office:value-type="float" office:value="0.000095653" calcext:value-type="float">
            <text:p>9.57E-05</text:p>
          </table:table-cell>
          <table:table-cell office:value-type="float" office:value="0.00000000000033187" calcext:value-type="float">
            <text:p>3.32E-13</text:p>
          </table:table-cell>
          <table:table-cell office:value-type="float" office:value="0.0000000000022732" calcext:value-type="float">
            <text:p>2.27E-12</text:p>
          </table:table-cell>
          <table:table-cell office:value-type="float" office:value="0.000095658" calcext:value-type="float">
            <text:p>9.5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26911" calcext:value-type="float">
            <text:p>2.69E-07</text:p>
          </table:table-cell>
          <table:table-cell office:value-type="float" office:value="0.000030379" calcext:value-type="float">
            <text:p>3.04E-05</text:p>
          </table:table-cell>
          <table:table-cell office:value-type="float" office:value="0.000000000000022648" calcext:value-type="float">
            <text:p>2.26E-14</text:p>
          </table:table-cell>
          <table:table-cell office:value-type="float" office:value="0.000000000000047628" calcext:value-type="float">
            <text:p>4.76E-14</text:p>
          </table:table-cell>
          <table:table-cell office:value-type="float" office:value="0.00003038" calcext:value-type="float">
            <text:p>3.04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56707" calcext:value-type="float">
            <text:p>5.67E-08</text:p>
          </table:table-cell>
          <table:table-cell office:value-type="float" office:value="0.000009873" calcext:value-type="float">
            <text:p>9.87E-06</text:p>
          </table:table-cell>
          <table:table-cell office:value-type="float" office:value="8.0373E-015" calcext:value-type="float">
            <text:p>8.04E-15</text:p>
          </table:table-cell>
          <table:table-cell office:value-type="float" office:value="2.9324E-015" calcext:value-type="float">
            <text:p>2.93E-15</text:p>
          </table:table-cell>
          <table:table-cell office:value-type="float" office:value="0.0000098731" calcext:value-type="float">
            <text:p>9.87E-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14008" calcext:value-type="float">
            <text:p>1.40E-08</text:p>
          </table:table-cell>
          <table:table-cell office:value-type="float" office:value="0.0000034193" calcext:value-type="float">
            <text:p>3.42E-06</text:p>
          </table:table-cell>
          <table:table-cell office:value-type="float" office:value="2.7794E-015" calcext:value-type="float">
            <text:p>2.78E-15</text:p>
          </table:table-cell>
          <table:table-cell office:value-type="float" office:value="4.8163E-016" calcext:value-type="float">
            <text:p>4.82E-16</text:p>
          </table:table-cell>
          <table:table-cell office:value-type="float" office:value="0.0000034193" calcext:value-type="float">
            <text:p>3.42E-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5:49:34.37167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3:01:28.370518478</dc:date>
    <meta:editing-duration>P3DT17H46M36S</meta:editing-duration>
    <meta:editing-cycles>15</meta:editing-cycles>
    <meta:generator>LibreOffice/6.0.7.3$Linux_X86_64 LibreOffice_project/00m0$Build-3</meta:generator>
    <meta:document-statistic meta:table-count="4" meta:cell-count="2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8.541cm" xlink:href=".." xlink:type="simple" chart:class="chart:scatter" chart:style-name="ch1">
        <chart:title svg:x="9.623cm" svg:y="0.506cm" chart:style-name="ch2">
          <text:p>Newton's Method Convergence - Smooth Variable Stratification</text:p>
        </chart:title>
        <chart:subtitle svg:x="14.107cm" svg:y="1.655cm" chart:style-name="ch3">
          <text:p>Terrain Height: 10 m</text:p>
        </chart:subtitle>
        <chart:legend chart:legend-position="end" svg:x="24.399cm" svg:y="7.567cm" style:legend-expansion="high" chart:style-name="ch4"/>
        <chart:plot-area chart:style-name="ch5" table:cell-range-address="'Smooth Stratification'.C1:'Smooth Stratification'.F11 'Smooth Stratification'.C12:'Smooth Stratification'.E12 'Smooth Stratification'.A1:'Smooth Stratification'.A12" chart:data-source-has-labels="row" svg:x="1.647cm" svg:y="2.708cm" svg:width="22.116cm" svg:height="14.482cm">
          <chartooo:coordinate-region svg:x="3.274cm" svg:y="2.907cm" svg:width="20.302cm" svg:height="13.636cm"/>
          <chart:axis chart:dimension="x" chart:name="primary-x" chart:style-name="ch6">
            <chart:title svg:x="11.4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'.E1:'Smooth Stratification'.E11" chart:label-cell-address="'Smooth Stratification'.E12:'Smooth Stratification'.E12" chart:class="chart:scatter">
            <chart:domain table:cell-range-address="'Smooth Stratification'.F1:'Smooth Stratification'.F11"/>
            <chart:regression-curve chart:style-name="ch12">
              <chart:equation chart:display-equation="true" chart:display-r-square="false" svg:x="25.317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7"/>
          </chart:series>
          <chart:series chart:style-name="ch15" chart:values-cell-range-address="'Smooth Stratification'.D1:'Smooth Stratification'.D11" chart:label-cell-address="'Smooth Stratification'.D12:'Smooth Stratification'.D12" chart:class="chart:scatter">
            <chart:data-point chart:repeated="11"/>
          </chart:series>
          <chart:series chart:style-name="ch16" chart:values-cell-range-address="'Smooth Stratification'.C1:'Smooth Stratification'.C11" chart:label-cell-address="'Smooth Stratification'.C12:'Smooth Stratification'.C12" chart:class="chart:scatter">
            <chart:data-point chart:repeated="11"/>
          </chart:series>
          <chart:series chart:style-name="ch17" chart:values-cell-range-address="'Smooth Stratification'.A1:'Smooth Stratification'.A11" chart:label-cell-address="'Smooth Stratification'.A12:'Smooth Stratification'.A12" chart:class="chart:scatter">
            <chart:regression-curve chart:style-name="ch18">
              <chart:equation chart:display-equation="true" chart:display-r-square="false" svg:x="25.372cm" svg:y="3.834cm" chart:style-name="ch13"/>
            </chart:regression-curve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'.E12:'Smooth Stratification'.E12</svg:desc>
                </draw:g>
              </table:table-cell>
              <table:table-cell office:value-type="string">
                <text:p>Theta Residual L2</text:p>
                <draw:g>
                  <svg:desc>'Smooth Stratification'.D12:'Smooth Stratification'.D12</svg:desc>
                </draw:g>
              </table:table-cell>
              <table:table-cell office:value-type="string">
                <text:p>P Residual L2</text:p>
                <draw:g>
                  <svg:desc>'Smooth Stratification'.C12:'Smooth Stratification'.C12</svg:desc>
                </draw:g>
              </table:table-cell>
              <table:table-cell office:value-type="string">
                <text:p>U Residual L2</text:p>
                <draw:g>
                  <svg:desc>'Smooth Stratification'.A12:'Smooth Stratification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'.F1:'Smooth Stratification'.F11</svg:desc>
                </draw:g>
              </table:table-cell>
              <table:table-cell office:value-type="float" office:value="0.0015064">
                <text:p>0.0015064</text:p>
                <draw:g>
                  <svg:desc>'Smooth Stratification'.E1:'Smooth Stratification'.E11</svg:desc>
                </draw:g>
              </table:table-cell>
              <table:table-cell office:value-type="float" office:value="0.000000017011">
                <text:p>0.000000017011</text:p>
                <draw:g>
                  <svg:desc>'Smooth Stratification'.D1:'Smooth Stratification'.D11</svg:desc>
                </draw:g>
              </table:table-cell>
              <table:table-cell office:value-type="float" office:value="0.0000000053328">
                <text:p>0.0000000053328</text:p>
                <draw:g>
                  <svg:desc>'Smooth Stratification'.C1:'Smooth Stratification'.C11</svg:desc>
                </draw:g>
              </table:table-cell>
              <table:table-cell office:value-type="float" office:value="0.000043237">
                <text:p>0.000043237</text:p>
                <draw:g>
                  <svg:desc>'Smooth Stratification'.A1:'Smooth Stratification'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5943">
                <text:p>0.00045943</text:p>
              </table:table-cell>
              <table:table-cell office:value-type="float" office:value="0.0000000021182">
                <text:p>0.0000000021182</text:p>
              </table:table-cell>
              <table:table-cell office:value-type="float" office:value="0.00000000051967">
                <text:p>0.00000000051967</text:p>
              </table:table-cell>
              <table:table-cell office:value-type="float" office:value="0.0000093715">
                <text:p>0.0000093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0323">
                <text:p>0.000080323</text:p>
              </table:table-cell>
              <table:table-cell office:value-type="float" office:value="0.000000000092922">
                <text:p>0.000000000092922</text:p>
              </table:table-cell>
              <table:table-cell office:value-type="float" office:value="0.000000000019">
                <text:p>0.000000000019</text:p>
              </table:table-cell>
              <table:table-cell office:value-type="float" office:value="0.0000017878">
                <text:p>0.0000017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0002">
                <text:p>0.000010002</text:p>
              </table:table-cell>
              <table:table-cell office:value-type="float" office:value="0.000000000001798">
                <text:p>0.000000000001798</text:p>
              </table:table-cell>
              <table:table-cell office:value-type="float" office:value="0.00000000000032334">
                <text:p>0.00000000000032334</text:p>
              </table:table-cell>
              <table:table-cell office:value-type="float" office:value="0.00000024407">
                <text:p>0.00000024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99717">
                <text:p>0.00000099717</text:p>
              </table:table-cell>
              <table:table-cell office:value-type="float" office:value="0.000000000000019791">
                <text:p>0.000000000000019791</text:p>
              </table:table-cell>
              <table:table-cell office:value-type="float" office:value="3.1979E-015">
                <text:p>3.1979E-015</text:p>
              </table:table-cell>
              <table:table-cell office:value-type="float" office:value="0.000000026391">
                <text:p>0.000000026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83059">
                <text:p>0.000000083059</text:p>
              </table:table-cell>
              <table:table-cell office:value-type="float" office:value="1.4208E-016">
                <text:p>1.4208E-016</text:p>
              </table:table-cell>
              <table:table-cell office:value-type="float" office:value="2.189E-017">
                <text:p>2.189E-017</text:p>
              </table:table-cell>
              <table:table-cell office:value-type="float" office:value="0.000000002273">
                <text:p>0.000000002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59806">
                <text:p>0.0000000059806</text:p>
              </table:table-cell>
              <table:table-cell office:value-type="float" office:value="7.1873E-019">
                <text:p>7.1873E-019</text:p>
              </table:table-cell>
              <table:table-cell office:value-type="float" office:value="9.5989E-018">
                <text:p>9.5989E-018</text:p>
              </table:table-cell>
              <table:table-cell office:value-type="float" office:value="0.00000000016308">
                <text:p>0.00000000016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38152">
                <text:p>0.00000000038152</text:p>
              </table:table-cell>
              <table:table-cell office:value-type="float" office:value="2.2974E-020">
                <text:p>2.2974E-020</text:p>
              </table:table-cell>
              <table:table-cell office:value-type="float" office:value="7.2633E-018">
                <text:p>7.2633E-018</text:p>
              </table:table-cell>
              <table:table-cell office:value-type="float" office:value="0.0000000000099432">
                <text:p>0.000000000009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21857">
                <text:p>0.000000000021857</text:p>
              </table:table-cell>
              <table:table-cell office:value-type="float" office:value="2.3284E-020">
                <text:p>2.3284E-020</text:p>
              </table:table-cell>
              <table:table-cell office:value-type="float" office:value="5.7724E-018">
                <text:p>5.7724E-018</text:p>
              </table:table-cell>
              <table:table-cell office:value-type="float" office:value="0.00000000000052317">
                <text:p>0.00000000000052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11423">
                <text:p>0.0000000000011423</text:p>
              </table:table-cell>
              <table:table-cell office:value-type="float" office:value="2.3002E-020">
                <text:p>2.3002E-020</text:p>
              </table:table-cell>
              <table:table-cell office:value-type="float" office:value="6.8259E-018">
                <text:p>6.8259E-018</text:p>
              </table:table-cell>
              <table:table-cell office:value-type="float" office:value="0.000000000000024988">
                <text:p>0.000000000000024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009688">
                <text:p>0.00000000000009688</text:p>
              </table:table-cell>
              <table:table-cell office:value-type="float" office:value="2.2902E-020">
                <text:p>2.2902E-020</text:p>
              </table:table-cell>
              <table:table-cell office:value-type="float" office:value="7.2021E-018">
                <text:p>7.2021E-018</text:p>
              </table:table-cell>
              <table:table-cell office:value-type="float" office:value="3.1537E-015">
                <text:p>3.153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chart-properties chart:solid-type="cuboid" chart:symbol-type="named-symbol" chart:symbol-name="diamond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863cm" svg:height="18.541cm" xlink:href=".." xlink:type="simple" chart:class="chart:scatter" chart:style-name="ch1">
        <chart:title svg:x="9.551cm" svg:y="0.506cm" chart:style-name="ch2">
          <text:p>Newton's Method Convergence - Discrete Variable Stratification</text:p>
        </chart:title>
        <chart:subtitle svg:x="14.114cm" svg:y="1.655cm" chart:style-name="ch3">
          <text:p>Terrain Height: 10 m</text:p>
        </chart:subtitle>
        <chart:legend chart:legend-position="end" svg:x="24.414cm" svg:y="7.567cm" style:legend-expansion="high" chart:style-name="ch4"/>
        <chart:plot-area chart:style-name="ch5" table:cell-range-address="'Discrete Stratification'.E1:'Discrete Stratification'.G11 'Discrete Stratification'.E12:'Discrete Stratification'.F12 'Discrete Stratification'.D1:'Discrete Stratification'.D12 'Discrete Stratification'.A1:'Discrete Stratification'.A12" chart:data-source-has-labels="row" svg:x="1.648cm" svg:y="2.708cm" svg:width="22.129cm" svg:height="14.482cm">
          <chartooo:coordinate-region svg:x="3.275cm" svg:y="2.907cm" svg:width="20.315cm" svg:height="13.636cm"/>
          <chart:axis chart:dimension="x" chart:name="primary-x" chart:style-name="ch6">
            <chart:title svg:x="11.47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Discrete Stratification'.F1:'Discrete Stratification'.F11" chart:label-cell-address="'Discrete Stratification'.F12:'Discrete Stratification'.F12" chart:class="chart:scatter">
            <chart:domain table:cell-range-address="'Discrete Stratification'.G1:'Discrete Stratification'.G11"/>
            <chart:regression-curve chart:style-name="ch12">
              <chart:equation chart:display-equation="true" chart:display-r-square="false" svg:x="24.304cm" svg:y="3.848cm" chart:style-name="ch13"/>
            </chart:regression-curve>
            <chart:data-point chart:style-name="ch14"/>
            <chart:data-point/>
            <chart:data-point chart:style-name="ch14" chart:repeated="2"/>
            <chart:data-point chart:repeated="7"/>
          </chart:series>
          <chart:series chart:style-name="ch15" chart:values-cell-range-address="'Discrete Stratification'.D1:'Discrete Stratification'.D11" chart:label-cell-address="'Discrete Stratification'.D12:'Discrete Stratification'.D12" chart:class="chart:scatter">
            <chart:data-point chart:repeated="2"/>
            <chart:data-point chart:style-name="ch16"/>
            <chart:data-point chart:repeated="8"/>
          </chart:series>
          <chart:series chart:style-name="ch17" chart:values-cell-range-address="'Discrete Stratification'.E1:'Discrete Stratification'.E11" chart:label-cell-address="'Discrete Stratification'.E12:'Discrete Stratification'.E12" chart:class="chart:scatter">
            <chart:data-point chart:repeated="11"/>
          </chart:series>
          <chart:series chart:style-name="ch18" chart:values-cell-range-address="'Discrete Stratification'.A1:'Discrete Stratification'.A11" chart:label-cell-address="'Discrete Stratification'.A12:'Discrete Stratification'.A12" chart:class="chart:scatter">
            <chart:regression-curve chart:style-name="ch19">
              <chart:equation chart:display-equation="true" chart:display-r-square="false" svg:x="24.304cm" svg:y="4.922cm" chart:style-name="ch13"/>
            </chart:regression-curve>
            <chart:data-point chart:repeated="3"/>
            <chart:data-point chart:style-name="ch20"/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 Residual L2 </text:p>
                <draw:g>
                  <svg:desc>'Discrete Stratification'.F12:'Discrete Stratification'.F12</svg:desc>
                </draw:g>
              </table:table-cell>
              <table:table-cell office:value-type="string">
                <text:p>P Residual L2</text:p>
                <draw:g>
                  <svg:desc>'Discrete Stratification'.D12:'Discrete Stratification'.D12</svg:desc>
                </draw:g>
              </table:table-cell>
              <table:table-cell office:value-type="string">
                <text:p>Theta Residual L2</text:p>
                <draw:g>
                  <svg:desc>'Discrete Stratification'.E12:'Discrete Stratification'.E12</svg:desc>
                </draw:g>
              </table:table-cell>
              <table:table-cell office:value-type="string">
                <text:p>U Residual L2</text:p>
                <draw:g>
                  <svg:desc>'Discrete Stratification'.A12:'Discrete Stratification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crete Stratification'.G1:'Discrete Stratification'.G11</svg:desc>
                </draw:g>
              </table:table-cell>
              <table:table-cell office:value-type="float" office:value="0.0015099">
                <text:p>0.0015099</text:p>
                <draw:g>
                  <svg:desc>'Discrete Stratification'.F1:'Discrete Stratification'.F11</svg:desc>
                </draw:g>
              </table:table-cell>
              <table:table-cell office:value-type="float" office:value="0.0000000069378">
                <text:p>0.0000000069378</text:p>
                <draw:g>
                  <svg:desc>'Discrete Stratification'.D1:'Discrete Stratification'.D11</svg:desc>
                </draw:g>
              </table:table-cell>
              <table:table-cell office:value-type="float" office:value="0.000000018684">
                <text:p>0.000000018684</text:p>
                <draw:g>
                  <svg:desc>'Discrete Stratification'.E1:'Discrete Stratification'.E11</svg:desc>
                </draw:g>
              </table:table-cell>
              <table:table-cell office:value-type="float" office:value="0.000051085">
                <text:p>0.000051085</text:p>
                <draw:g>
                  <svg:desc>'Discrete Stratification'.A1:'Discrete Stratification'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6501">
                <text:p>0.00046501</text:p>
              </table:table-cell>
              <table:table-cell office:value-type="float" office:value="0.00000000074787">
                <text:p>0.00000000074787</text:p>
              </table:table-cell>
              <table:table-cell office:value-type="float" office:value="0.0000000028661">
                <text:p>0.0000000028661</text:p>
              </table:table-cell>
              <table:table-cell office:value-type="float" office:value="0.0000063021">
                <text:p>0.000006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0423">
                <text:p>0.000080423</text:p>
              </table:table-cell>
              <table:table-cell office:value-type="float" office:value="0.000000000026263">
                <text:p>0.000000000026263</text:p>
              </table:table-cell>
              <table:table-cell office:value-type="float" office:value="0.00000000011908">
                <text:p>0.00000000011908</text:p>
              </table:table-cell>
              <table:table-cell office:value-type="float" office:value="0.00000087088">
                <text:p>0.0000008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98573">
                <text:p>0.0000098573</text:p>
              </table:table-cell>
              <table:table-cell office:value-type="float" office:value="0.00000000000041115">
                <text:p>0.00000000000041115</text:p>
              </table:table-cell>
              <table:table-cell office:value-type="float" office:value="0.0000000000021794">
                <text:p>0.0000000000021794</text:p>
              </table:table-cell>
              <table:table-cell office:value-type="float" office:value="0.00000012699">
                <text:p>0.000000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96304">
                <text:p>0.00000096304</text:p>
              </table:table-cell>
              <table:table-cell office:value-type="float" office:value="3.895E-015">
                <text:p>3.895E-015</text:p>
              </table:table-cell>
              <table:table-cell office:value-type="float" office:value="0.000000000000022988">
                <text:p>0.000000000000022988</text:p>
              </table:table-cell>
              <table:table-cell office:value-type="float" office:value="0.000000015551">
                <text:p>0.0000000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078192">
                <text:p>0.000000078192</text:p>
              </table:table-cell>
              <table:table-cell office:value-type="float" office:value="2.6E-017">
                <text:p>2.6E-017</text:p>
              </table:table-cell>
              <table:table-cell office:value-type="float" office:value="1.5922E-016">
                <text:p>1.5922E-016</text:p>
              </table:table-cell>
              <table:table-cell office:value-type="float" office:value="0.000000001359">
                <text:p>0.000000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054788">
                <text:p>0.0000000054788</text:p>
              </table:table-cell>
              <table:table-cell office:value-type="float" office:value="1.1028E-017">
                <text:p>1.1028E-017</text:p>
              </table:table-cell>
              <table:table-cell office:value-type="float" office:value="7.821E-019">
                <text:p>7.821E-019</text:p>
              </table:table-cell>
              <table:table-cell office:value-type="float" office:value="0.000000000088754">
                <text:p>0.000000000088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034013">
                <text:p>0.00000000034013</text:p>
              </table:table-cell>
              <table:table-cell office:value-type="float" office:value="6.1659E-018">
                <text:p>6.1659E-018</text:p>
              </table:table-cell>
              <table:table-cell office:value-type="float" office:value="2.5026E-020">
                <text:p>2.5026E-020</text:p>
              </table:table-cell>
              <table:table-cell office:value-type="float" office:value="0.0000000000030034">
                <text:p>0.000000000003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018965">
                <text:p>0.000000000018965</text:p>
              </table:table-cell>
              <table:table-cell office:value-type="float" office:value="5.6876E-018">
                <text:p>5.6876E-018</text:p>
              </table:table-cell>
              <table:table-cell office:value-type="float" office:value="2.578E-020">
                <text:p>2.578E-020</text:p>
              </table:table-cell>
              <table:table-cell office:value-type="float" office:value="0.00000000000063776">
                <text:p>0.00000000000063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0096225">
                <text:p>0.00000000000096225</text:p>
              </table:table-cell>
              <table:table-cell office:value-type="float" office:value="5.1699E-018">
                <text:p>5.1699E-018</text:p>
              </table:table-cell>
              <table:table-cell office:value-type="float" office:value="2.6063E-020">
                <text:p>2.6063E-020</text:p>
              </table:table-cell>
              <table:table-cell office:value-type="float" office:value="0.00000000000013341">
                <text:p>0.0000000000001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0093689">
                <text:p>0.000000000000093689</text:p>
              </table:table-cell>
              <table:table-cell office:value-type="float" office:value="5.9159E-018">
                <text:p>5.9159E-018</text:p>
              </table:table-cell>
              <table:table-cell office:value-type="float" office:value="2.5394E-020">
                <text:p>2.5394E-020</text:p>
              </table:table-cell>
              <table:table-cell office:value-type="float" office:value="0.000000000000021362">
                <text:p>0.00000000000002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</style:style>
    <style:style style:name="ch1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41cm" svg:height="18.541cm" xlink:href=".." xlink:type="simple" chart:class="chart:scatter" chart:style-name="ch1">
        <chart:title svg:x="10.619cm" svg:y="0.505cm" chart:style-name="ch2">
          <text:p>Newton's Method Convergence - Smooth Variable Stratification
Natural BC on PGF-z at top boundary</text:p>
        </chart:title>
        <chart:subtitle svg:x="15.103cm" svg:y="2.158cm" chart:style-name="ch3">
          <text:p>Terrain Height: 10 m</text:p>
        </chart:subtitle>
        <chart:legend chart:legend-position="end" svg:x="26.392cm" svg:y="7.567cm" style:legend-expansion="high" chart:style-name="ch4"/>
        <chart:plot-area chart:style-name="ch5" table:cell-range-address="'Smooth Stratification Natural PGF-Z'.C1:'Smooth Stratification Natural PGF-Z'.F12 'Smooth Stratification Natural PGF-Z'.C14:'Smooth Stratification Natural PGF-Z'.E14 'Smooth Stratification Natural PGF-Z'.A14:'Smooth Stratification Natural PGF-Z'.A14 'Smooth Stratification Natural PGF-Z'.A1:'Smooth Stratification Natural PGF-Z'.A12" chart:data-source-has-labels="row" svg:x="1.687cm" svg:y="3.211cm" svg:width="24.029cm" svg:height="13.979cm">
          <chartooo:coordinate-region svg:x="3.314cm" svg:y="3.411cm" svg:width="22.215cm" svg:height="13.132cm"/>
          <chart:axis chart:dimension="x" chart:name="primary-x" chart:style-name="ch6">
            <chart:title svg:x="12.466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62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 Natural PGF-Z'.E1:'Smooth Stratification Natural PGF-Z'.E12" chart:label-cell-address="'Smooth Stratification Natural PGF-Z'.E14:'Smooth Stratification Natural PGF-Z'.E14" chart:class="chart:scatter">
            <chart:domain table:cell-range-address="'Smooth Stratification Natural PGF-Z'.F1:'Smooth Stratification Natural PGF-Z'.F12"/>
            <chart:regression-curve chart:style-name="ch12">
              <chart:equation chart:display-equation="true" chart:display-r-square="false" svg:x="25.978cm" svg:y="3.238cm" chart:style-name="ch13"/>
            </chart:regression-curve>
            <chart:data-point chart:style-name="ch14"/>
            <chart:data-point/>
            <chart:data-point chart:style-name="ch14" chart:repeated="5"/>
            <chart:data-point chart:repeated="5"/>
          </chart:series>
          <chart:series chart:style-name="ch15" chart:values-cell-range-address="'Smooth Stratification Natural PGF-Z'.D1:'Smooth Stratification Natural PGF-Z'.D12" chart:label-cell-address="'Smooth Stratification Natural PGF-Z'.D14:'Smooth Stratification Natural PGF-Z'.D14" chart:class="chart:scatter">
            <chart:data-point chart:repeated="12"/>
          </chart:series>
          <chart:series chart:style-name="ch16" chart:values-cell-range-address="'Smooth Stratification Natural PGF-Z'.C1:'Smooth Stratification Natural PGF-Z'.C12" chart:label-cell-address="'Smooth Stratification Natural PGF-Z'.C14:'Smooth Stratification Natural PGF-Z'.C14" chart:class="chart:scatter">
            <chart:data-point chart:repeated="6"/>
            <chart:data-point chart:style-name="ch17"/>
            <chart:data-point chart:repeated="5"/>
          </chart:series>
          <chart:series chart:style-name="ch18" chart:values-cell-range-address="'Smooth Stratification Natural PGF-Z'.A1:'Smooth Stratification Natural PGF-Z'.A12" chart:label-cell-address="'Smooth Stratification Natural PGF-Z'.A14:'Smooth Stratification Natural PGF-Z'.A14" chart:class="chart:scatter">
            <chart:regression-curve chart:style-name="ch19">
              <chart:equation chart:display-equation="true" chart:display-r-square="false" svg:x="26.061cm" svg:y="4.47cm" chart:style-name="ch13"/>
            </chart:regression-curve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 Natural PGF-Z'.E14:'Smooth Stratification Natural PGF-Z'.E14</svg:desc>
                </draw:g>
              </table:table-cell>
              <table:table-cell office:value-type="string">
                <text:p>Theta Residual L2</text:p>
                <draw:g>
                  <svg:desc>'Smooth Stratification Natural PGF-Z'.D14:'Smooth Stratification Natural PGF-Z'.D14</svg:desc>
                </draw:g>
              </table:table-cell>
              <table:table-cell office:value-type="string">
                <text:p>P Residual L2</text:p>
                <draw:g>
                  <svg:desc>'Smooth Stratification Natural PGF-Z'.C14:'Smooth Stratification Natural PGF-Z'.C14</svg:desc>
                </draw:g>
              </table:table-cell>
              <table:table-cell office:value-type="string">
                <text:p>U Residual L2</text:p>
                <draw:g>
                  <svg:desc>'Smooth Stratification Natural PGF-Z'.A14:'Smooth Stratification Natural PGF-Z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 Natural PGF-Z'.F1:'Smooth Stratification Natural PGF-Z'.F12</svg:desc>
                </draw:g>
              </table:table-cell>
              <table:table-cell office:value-type="float" office:value="0.0015062">
                <text:p>0.0015062</text:p>
                <draw:g>
                  <svg:desc>'Smooth Stratification Natural PGF-Z'.E1:'Smooth Stratification Natural PGF-Z'.E12</svg:desc>
                </draw:g>
              </table:table-cell>
              <table:table-cell office:value-type="float" office:value="0.000000017005">
                <text:p>0.000000017005</text:p>
                <draw:g>
                  <svg:desc>'Smooth Stratification Natural PGF-Z'.D1:'Smooth Stratification Natural PGF-Z'.D12</svg:desc>
                </draw:g>
              </table:table-cell>
              <table:table-cell office:value-type="float" office:value="0.0000000048701">
                <text:p>0.0000000048701</text:p>
                <draw:g>
                  <svg:desc>'Smooth Stratification Natural PGF-Z'.C1:'Smooth Stratification Natural PGF-Z'.C12</svg:desc>
                </draw:g>
              </table:table-cell>
              <table:table-cell office:value-type="float" office:value="0.000033945">
                <text:p>0.000033945</text:p>
                <draw:g>
                  <svg:desc>'Smooth Stratification Natural PGF-Z'.A1:'Smooth Stratification Natural PGF-Z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5997">
                <text:p>0.00045997</text:p>
              </table:table-cell>
              <table:table-cell office:value-type="float" office:value="0.0000000021162">
                <text:p>0.0000000021162</text:p>
              </table:table-cell>
              <table:table-cell office:value-type="float" office:value="0.00000000051891">
                <text:p>0.00000000051891</text:p>
              </table:table-cell>
              <table:table-cell office:value-type="float" office:value="0.000004573">
                <text:p>0.00000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1416">
                <text:p>0.000081416</text:p>
              </table:table-cell>
              <table:table-cell office:value-type="float" office:value="0.000000000092892">
                <text:p>0.000000000092892</text:p>
              </table:table-cell>
              <table:table-cell office:value-type="float" office:value="0.000000000018977">
                <text:p>0.000000000018977</text:p>
              </table:table-cell>
              <table:table-cell office:value-type="float" office:value="0.00000067287">
                <text:p>0.00000067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1469">
                <text:p>0.000011469</text:p>
              </table:table-cell>
              <table:table-cell office:value-type="float" office:value="0.0000000000017987">
                <text:p>0.0000000000017987</text:p>
              </table:table-cell>
              <table:table-cell office:value-type="float" office:value="0.0000000000003232">
                <text:p>0.0000000000003232</text:p>
              </table:table-cell>
              <table:table-cell office:value-type="float" office:value="0.00000017667">
                <text:p>0.00000017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22653">
                <text:p>0.0000022653</text:p>
              </table:table-cell>
              <table:table-cell office:value-type="float" office:value="0.00000000000001984">
                <text:p>0.00000000000001984</text:p>
              </table:table-cell>
              <table:table-cell office:value-type="float" office:value="3.4058E-015">
                <text:p>3.4058E-015</text:p>
              </table:table-cell>
              <table:table-cell office:value-type="float" office:value="0.000000059987">
                <text:p>0.00000005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70099">
                <text:p>0.00000070099</text:p>
              </table:table-cell>
              <table:table-cell office:value-type="float" office:value="1.4461E-016">
                <text:p>1.4461E-016</text:p>
              </table:table-cell>
              <table:table-cell office:value-type="float" office:value="4.2082E-016">
                <text:p>4.2082E-016</text:p>
              </table:table-cell>
              <table:table-cell office:value-type="float" office:value="0.000000021208">
                <text:p>0.000000021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23387">
                <text:p>0.00000023387</text:p>
              </table:table-cell>
              <table:table-cell office:value-type="float" office:value="8.862E-019">
                <text:p>8.862E-019</text:p>
              </table:table-cell>
              <table:table-cell office:value-type="float" office:value="1.4304E-016">
                <text:p>1.4304E-016</text:p>
              </table:table-cell>
              <table:table-cell office:value-type="float" office:value="0.0000000073061">
                <text:p>0.0000000073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78114">
                <text:p>0.000000078114</text:p>
              </table:table-cell>
              <table:table-cell office:value-type="float" office:value="2.4427E-020">
                <text:p>2.4427E-020</text:p>
              </table:table-cell>
              <table:table-cell office:value-type="float" office:value="4.8566E-017">
                <text:p>4.8566E-017</text:p>
              </table:table-cell>
              <table:table-cell office:value-type="float" office:value="0.0000000024653">
                <text:p>0.0000000024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26066">
                <text:p>0.000000026066</text:p>
              </table:table-cell>
              <table:table-cell office:value-type="float" office:value="2.2701E-020">
                <text:p>2.2701E-020</text:p>
              </table:table-cell>
              <table:table-cell office:value-type="float" office:value="1.8091E-017">
                <text:p>1.8091E-017</text:p>
              </table:table-cell>
              <table:table-cell office:value-type="float" office:value="0.00000000082439">
                <text:p>0.0000000008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86956">
                <text:p>0.0000000086956</text:p>
              </table:table-cell>
              <table:table-cell office:value-type="float" office:value="2.2762E-020">
                <text:p>2.2762E-020</text:p>
              </table:table-cell>
              <table:table-cell office:value-type="float" office:value="9.9628E-018">
                <text:p>9.9628E-018</text:p>
              </table:table-cell>
              <table:table-cell office:value-type="float" office:value="0.00000000027488">
                <text:p>0.00000000027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29008">
                <text:p>0.0000000029008</text:p>
              </table:table-cell>
              <table:table-cell office:value-type="float" office:value="2.2516E-020">
                <text:p>2.2516E-020</text:p>
              </table:table-cell>
              <table:table-cell office:value-type="float" office:value="5.7125E-018">
                <text:p>5.7125E-018</text:p>
              </table:table-cell>
              <table:table-cell office:value-type="float" office:value="0.000000000091587">
                <text:p>0.000000000091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96765">
                <text:p>0.00000000096765</text:p>
              </table:table-cell>
              <table:table-cell office:value-type="float" office:value="2.3264E-020">
                <text:p>2.3264E-020</text:p>
              </table:table-cell>
              <table:table-cell office:value-type="float" office:value="6.8188E-018">
                <text:p>6.8188E-018</text:p>
              </table:table-cell>
              <table:table-cell office:value-type="float" office:value="0.00000000003051">
                <text:p>0.00000000003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</style:style>
    <style:style style:name="ch1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41cm" svg:height="18.541cm" xlink:href=".." xlink:type="simple" chart:class="chart:scatter" chart:style-name="ch1">
        <chart:title svg:x="10.619cm" svg:y="0.505cm" chart:style-name="ch2">
          <text:p>Newton's Method Convergence - Smooth Variable Stratification
Natural BC on PGF-z at top boundary</text:p>
        </chart:title>
        <chart:subtitle svg:x="15.103cm" svg:y="2.158cm" chart:style-name="ch3">
          <text:p>Terrain Height: 10 m</text:p>
        </chart:subtitle>
        <chart:legend chart:legend-position="end" svg:x="26.392cm" svg:y="7.567cm" style:legend-expansion="high" chart:style-name="ch4"/>
        <chart:plot-area chart:style-name="ch5" table:cell-range-address="'Smooth Stratification Natural PGF-Z Full adjustment'.C1:'Smooth Stratification Natural PGF-Z Full adjustment'.F12 'Smooth Stratification Natural PGF-Z Full adjustment'.C14:'Smooth Stratification Natural PGF-Z Full adjustment'.E14 'Smooth Stratification Natural PGF-Z Full adjustment'.A14:'Smooth Stratification Natural PGF-Z Full adjustment'.A14 'Smooth Stratification Natural PGF-Z Full adjustment'.A1:'Smooth Stratification Natural PGF-Z Full adjustment'.A12" chart:data-source-has-labels="row" svg:x="1.687cm" svg:y="3.211cm" svg:width="24.029cm" svg:height="13.979cm">
          <chartooo:coordinate-region svg:x="3.314cm" svg:y="3.411cm" svg:width="22.215cm" svg:height="13.132cm"/>
          <chart:axis chart:dimension="x" chart:name="primary-x" chart:style-name="ch6">
            <chart:title svg:x="12.466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62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 Natural PGF-Z Full adjustment'.E1:'Smooth Stratification Natural PGF-Z Full adjustment'.E12" chart:label-cell-address="'Smooth Stratification Natural PGF-Z Full adjustment'.E14:'Smooth Stratification Natural PGF-Z Full adjustment'.E14" chart:class="chart:scatter">
            <chart:domain table:cell-range-address="'Smooth Stratification Natural PGF-Z Full adjustment'.F1:'Smooth Stratification Natural PGF-Z Full adjustment'.F12"/>
            <chart:regression-curve chart:style-name="ch12">
              <chart:equation chart:display-equation="true" chart:display-r-square="false" svg:x="25.978cm" svg:y="3.238cm" chart:style-name="ch13"/>
            </chart:regression-curve>
            <chart:data-point chart:style-name="ch14"/>
            <chart:data-point/>
            <chart:data-point chart:style-name="ch14" chart:repeated="5"/>
            <chart:data-point chart:repeated="5"/>
          </chart:series>
          <chart:series chart:style-name="ch15" chart:values-cell-range-address="'Smooth Stratification Natural PGF-Z Full adjustment'.D1:'Smooth Stratification Natural PGF-Z Full adjustment'.D12" chart:label-cell-address="'Smooth Stratification Natural PGF-Z Full adjustment'.D14:'Smooth Stratification Natural PGF-Z Full adjustment'.D14" chart:class="chart:scatter">
            <chart:data-point chart:repeated="12"/>
          </chart:series>
          <chart:series chart:style-name="ch16" chart:values-cell-range-address="'Smooth Stratification Natural PGF-Z Full adjustment'.C1:'Smooth Stratification Natural PGF-Z Full adjustment'.C12" chart:label-cell-address="'Smooth Stratification Natural PGF-Z Full adjustment'.C14:'Smooth Stratification Natural PGF-Z Full adjustment'.C14" chart:class="chart:scatter">
            <chart:data-point chart:repeated="6"/>
            <chart:data-point chart:style-name="ch17"/>
            <chart:data-point chart:repeated="5"/>
          </chart:series>
          <chart:series chart:style-name="ch18" chart:values-cell-range-address="'Smooth Stratification Natural PGF-Z Full adjustment'.A1:'Smooth Stratification Natural PGF-Z Full adjustment'.A12" chart:label-cell-address="'Smooth Stratification Natural PGF-Z Full adjustment'.A14:'Smooth Stratification Natural PGF-Z Full adjustment'.A14" chart:class="chart:scatter">
            <chart:regression-curve chart:style-name="ch19">
              <chart:equation chart:display-equation="true" chart:display-r-square="false" svg:x="26.061cm" svg:y="4.47cm" chart:style-name="ch13"/>
            </chart:regression-curve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 Natural PGF-Z Full adjustment'.E14:'Smooth Stratification Natural PGF-Z Full adjustment'.E14</svg:desc>
                </draw:g>
              </table:table-cell>
              <table:table-cell office:value-type="string">
                <text:p>Theta Residual L2</text:p>
                <draw:g>
                  <svg:desc>'Smooth Stratification Natural PGF-Z Full adjustment'.D14:'Smooth Stratification Natural PGF-Z Full adjustment'.D14</svg:desc>
                </draw:g>
              </table:table-cell>
              <table:table-cell office:value-type="string">
                <text:p>P Residual L2</text:p>
                <draw:g>
                  <svg:desc>'Smooth Stratification Natural PGF-Z Full adjustment'.C14:'Smooth Stratification Natural PGF-Z Full adjustment'.C14</svg:desc>
                </draw:g>
              </table:table-cell>
              <table:table-cell office:value-type="string">
                <text:p>U Residual L2</text:p>
                <draw:g>
                  <svg:desc>'Smooth Stratification Natural PGF-Z Full adjustment'.A14:'Smooth Stratification Natural PGF-Z Full adjustment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 Natural PGF-Z Full adjustment'.F1:'Smooth Stratification Natural PGF-Z Full adjustment'.F12</svg:desc>
                </draw:g>
              </table:table-cell>
              <table:table-cell office:value-type="float" office:value="0.001652">
                <text:p>0.001652</text:p>
                <draw:g>
                  <svg:desc>'Smooth Stratification Natural PGF-Z Full adjustment'.E1:'Smooth Stratification Natural PGF-Z Full adjustment'.E12</svg:desc>
                </draw:g>
              </table:table-cell>
              <table:table-cell office:value-type="float" office:value="0.000000017005">
                <text:p>0.000000017005</text:p>
                <draw:g>
                  <svg:desc>'Smooth Stratification Natural PGF-Z Full adjustment'.D1:'Smooth Stratification Natural PGF-Z Full adjustment'.D12</svg:desc>
                </draw:g>
              </table:table-cell>
              <table:table-cell office:value-type="float" office:value="0.0000000048701">
                <text:p>0.0000000048701</text:p>
                <draw:g>
                  <svg:desc>'Smooth Stratification Natural PGF-Z Full adjustment'.C1:'Smooth Stratification Natural PGF-Z Full adjustment'.C12</svg:desc>
                </draw:g>
              </table:table-cell>
              <table:table-cell office:value-type="float" office:value="0.000033945">
                <text:p>0.000033945</text:p>
                <draw:g>
                  <svg:desc>'Smooth Stratification Natural PGF-Z Full adjustment'.A1:'Smooth Stratification Natural PGF-Z Full adjustment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74872">
                <text:p>0.00074872</text:p>
              </table:table-cell>
              <table:table-cell office:value-type="float" office:value="0.0000000021136">
                <text:p>0.0000000021136</text:p>
              </table:table-cell>
              <table:table-cell office:value-type="float" office:value="0.00000000051887">
                <text:p>0.00000000051887</text:p>
              </table:table-cell>
              <table:table-cell office:value-type="float" office:value="0.0000064641">
                <text:p>0.0000064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2837">
                <text:p>0.0002837</text:p>
              </table:table-cell>
              <table:table-cell office:value-type="float" office:value="0.00000000009544">
                <text:p>0.00000000009544</text:p>
              </table:table-cell>
              <table:table-cell office:value-type="float" office:value="0.000000000019014">
                <text:p>0.000000000019014</text:p>
              </table:table-cell>
              <table:table-cell office:value-type="float" office:value="0.0000028462">
                <text:p>0.000002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95658">
                <text:p>0.000095658</text:p>
              </table:table-cell>
              <table:table-cell office:value-type="float" office:value="0.0000000000022732">
                <text:p>0.0000000000022732</text:p>
              </table:table-cell>
              <table:table-cell office:value-type="float" office:value="0.00000000000033187">
                <text:p>0.00000000000033187</text:p>
              </table:table-cell>
              <table:table-cell office:value-type="float" office:value="0.0000010309">
                <text:p>0.0000010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3038">
                <text:p>0.00003038</text:p>
              </table:table-cell>
              <table:table-cell office:value-type="float" office:value="0.000000000000047628">
                <text:p>0.000000000000047628</text:p>
              </table:table-cell>
              <table:table-cell office:value-type="float" office:value="0.000000000000022648">
                <text:p>0.000000000000022648</text:p>
              </table:table-cell>
              <table:table-cell office:value-type="float" office:value="0.00000026911">
                <text:p>0.00000026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98731">
                <text:p>0.0000098731</text:p>
              </table:table-cell>
              <table:table-cell office:value-type="float" office:value="2.9324E-015">
                <text:p>2.9324E-015</text:p>
              </table:table-cell>
              <table:table-cell office:value-type="float" office:value="8.0373E-015">
                <text:p>8.0373E-015</text:p>
              </table:table-cell>
              <table:table-cell office:value-type="float" office:value="0.000000056707">
                <text:p>0.000000056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34193">
                <text:p>0.0000034193</text:p>
              </table:table-cell>
              <table:table-cell office:value-type="float" office:value="4.8163E-016">
                <text:p>4.8163E-016</text:p>
              </table:table-cell>
              <table:table-cell office:value-type="float" office:value="2.7794E-015">
                <text:p>2.7794E-015</text:p>
              </table:table-cell>
              <table:table-cell office:value-type="float" office:value="0.000000014008">
                <text:p>0.000000014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